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Krajums</text:p>
          </table:table-cell>
          <table:table-cell table:style-name="ce1" office:value-type="string" calcext:value-type="string">
            <text:p>Pamatforma</text:p>
          </table:table-cell>
          <table:table-cell table:style-name="ce1" office:value-type="string" calcext:value-type="string">
            <text:p>Pamatkrasa</text:p>
          </table:table-cell>
          <table:table-cell table:style-name="ce1" office:value-type="string" calcext:value-type="string">
            <text:p>Vardforma</text:p>
          </table:table-cell>
          <table:table-cell table:style-name="ce1" office:value-type="string" calcext:value-type="string">
            <text:p>Locijums</text:p>
          </table:table-cell>
          <table:table-cell table:style-name="ce1" office:value-type="string" calcext:value-type="string">
            <text:p>Piemer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Bet {\bf melnā} čūska maļ jūrā miltus,\textbackslash{} Tos jāēd būs tiem, kam vara un viltus\\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Pār zemi pārlaidās pāri\textbackslash{} {\bf Melns} mākonis valgum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Un gaisā celsies {\bf melni} putekļi\textbackslash{}No izžuvušā asins plūdum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us </text:p>
          </table:table-cell>
          <table:table-cell office:value-type="string" calcext:value-type="string">
            <text:p><text:s/>MIPA </text:p>
          </table:table-cell>
          <table:table-cell office:value-type="string" calcext:value-type="string">
            <text:p><text:s/>Pa klajiem laukiem aukas kauc,\textbackslash{} Pie debesīm {\bf melnus} mākoņus jauc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os </text:p>
          </table:table-cell>
          <table:table-cell office:value-type="string" calcext:value-type="string">
            <text:p><text:s/>MIPL </text:p>
          </table:table-cell>
          <table:table-cell office:value-type="string" calcext:value-type="string">
            <text:p><text:s/>Gan {\bf melnos} dumbros\textbackslash{} Jūs skriesat līst\textbackslash{} Pret jums tie balti,\textbackslash{} Jūs neatzī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ais </text:p>
          </table:table-cell>
          <table:table-cell office:value-type="string" calcext:value-type="string">
            <text:p><text:s/>MDSN </text:p>
          </table:table-cell>
          <table:table-cell office:value-type="string" calcext:value-type="string">
            <text:p><text:s/>Sēd tā zelta krēslā,\textbackslash{} Acis drūmi kvēlo,\textbackslash Sēd un vērpj; tai {\bf melnais} suns pie kājā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ais </text:p>
          </table:table-cell>
          <table:table-cell office:value-type="string" calcext:value-type="string">
            <text:p><text:s/>MDSN </text:p>
          </table:table-cell>
          <table:table-cell office:value-type="string" calcext:value-type="string">
            <text:p><text:s/>{\bf Melnais} suns pa laikam\textbackslash{} Norūc, paceļ galvu,\textbackslash{} Tālu augšā juzdams asins smaku\\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Un mīļā dzimtene guļ manā priekšā \textbackslash{} Kā plaši izplatīta {\bf balta} seg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Tur {\bf balta} laime man liekas, \textbackslash{} Tur tu, tur nogrimst dair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Gars brīvus spārnus dzidrē cilā liegi;\textbackslash{} Tik {\bf balta} dvēsle mirdz kā kalnu snieg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ISL </text:p>
          </table:table-cell>
          <table:table-cell office:value-type="string" calcext:value-type="string">
            <text:p><text:s/>Tā staro klusi un pastāvīgi\textbackslash{} {\bf Baltā} vienkrāsas gaismā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Lai {\bf baltas} viņām rokas\textbackslash{} Un tīnes no pilnības tūk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Zaļoši tīrumi,\textbackslash{}Puķotas pļavas:\textbackslash{} Zib {\bf baltas} kājiņas,\textbackslash{} Sīk-žigli teko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s </text:p>
          </table:table-cell>
          <table:table-cell office:value-type="string" calcext:value-type="string">
            <text:p><text:s/>FDSG </text:p>
          </table:table-cell>
          <table:table-cell office:value-type="string" calcext:value-type="string">
            <text:p><text:s/>Zem {\bf baltās} segas svaigi kapi - - -\textbackslash{} No svaigiem kapiem svaigas asins kūp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nieg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niegabaltās </text:p>
          </table:table-cell>
          <table:table-cell office:value-type="string" calcext:value-type="string">
            <text:p><text:s/>FDSG </text:p>
          </table:table-cell>
          <table:table-cell office:value-type="string" calcext:value-type="string">
            <text:p><text:s/>Tad beigās izaugs pastars saules dzimums\textbackslash{} Uz skaidrās {\bf sniegabaltās} svētku zemes\\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MISL </text:p>
          </table:table-cell>
          <table:table-cell office:value-type="string" calcext:value-type="string">
            <text:p><text:s/>Rasas klātu zemes vaigu,\textbackslash{} {\bf Baltā} asru autā tīt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Zib {\bf balti} zirnīši,\textbackslash{} Bērti pa plānu: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Un {\bf balti} kauli\textbackslash{} Vēl laukus klās,\textbackslash{} Daudz asins plūdīs,\textbackslash{} Pirms vaidi stā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Gan melnos dumbros\textbackslash{} Jūs skriesat līst\textbackslash{} Pret jums tie {\bf balti},\textbackslash{} Jūs neatzī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i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Visu nakti rasa rita,\textbackslash{} {\bf Balti} klāja zemes vaigu,\textbackslash{} Zaļā sagšā mēmi krit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i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Drīz kaiva krīt, drīz {\bf balti} spīd,\textbackslash{} Kā dvēsele bez miera šaudā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balti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Debesīs putnu ceļš\textbackslash{} {\bf Balti} zib zvaigznē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Dies saulīte atkal trīskrāsaina:\textbackslash{} Drīz zila, drīz zaļa, drīz {\bf sarkana}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Aiz tālām zemēm šie pirkstiņi mīt,\textbackslash{} Bet {\bf sarkana} saule caur tālēm spīd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Div' {\bf sarkanas} saulītes aust šobrīd,\textbackslash{} Kad gaisma caur pirkstiem cauri spīd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-zeltai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-zeltain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Kur iespiesties nespēj\textbackslash{} {\bf Sarkan-zeltainā}, karstā,\textbackslash{} Septiņkrāsainā pasauls saule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Un acu priekšā {\bf sarkans} izplešas\textbackslash{} Kā ziemeļblāzma - jaunais gadsimteni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Arī viņam kauss\textbackslash{} Bij rokā - glums un {\bf sarkans} receklis, -\textbackslash{} Bet otrā rokā viņam bija vējš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Tā tērpta {\bf sarkani} ar zelta audiem,\textbackslash{} Smags zīda mētels tai pār pleciem čauk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švītr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švītras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Ak, jāsteidz izteikt, --- gaust nau laiks, nau telpas,\textbackslash{} Drīz {\bf sarkanšvītras} pantos iegriež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Dies saulīte atkal trīskrāsaina:\textbackslash{} Drīz zila, drīz {\bf zaļa}, drīz sarkan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Atplešat tad logu slē\v{g}us:\textbackslash{} Visur apkārt skaidrā tālē\textbackslash{} Jauna, {\bf zaļa} gaisma bālē,\textbackslash{} Rīta rasa mirgo zālē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Pilī dzintarsienas,\textbackslash{} {\bf Zaļa} vara grīda,\textbackslash{} Gliemežgriesti, sijas tēraudzil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i </text:p>
          </table:table-cell>
          <table:table-cell office:value-type="string" calcext:value-type="string">
            <text:p><text:s/>FISD </text:p>
          </table:table-cell>
          <table:table-cell office:value-type="string" calcext:value-type="string">
            <text:p><text:s/>Ka elpa aizrāvās no ļauniem tvaikiem\textbackslash{} Un {\bf zaļai} dzīvībai bij jānosmok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ā </text:p>
          </table:table-cell>
          <table:table-cell office:value-type="string" calcext:value-type="string">
            <text:p><text:s/>FISL </text:p>
          </table:table-cell>
          <table:table-cell office:value-type="string" calcext:value-type="string">
            <text:p><text:s/>Visu nakti rasa rita,\textbackslash{} Balti klāja zemes vaigu,\textbackslash{} {\bf Zaļā} sagšā mēmi krit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Pirms vēl sācās pavasara\textbackslash{} Saules siltā, {\bf zaļā} var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-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-zaļ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Un galviņu lieca\textbackslash{} Pie zemes krūts\textbackslash{} {\bf Zaļ-zaļā} zāle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gan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ga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Viz bāli {\bf zaļgans} zaigums debess tālē,\textbackslash{} No saules rieta zelta migla plū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Bet trūdiem cauri {\bf zaļi} asni dīgst,\textbackslash{} Un jauna pasaule virs vecās ceļ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Daudz karstas sirdis\textbackslash{} Pukstēt rims,\textbackslash{} Daudz {\bf zaļi} stāvi\textbackslash{} Vēl lauzti ļim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jaun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jaunzaļ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Ilgi ilgotas veldzošas vēsmas,\textbackslash{} Lai {\bf jaunzaļi} asni dīg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oš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oš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{\bf Zaļoši} tīrumi,\textbackslash{}Puķotas pļavas:\textbackslash{} Zib baltas kājiņas,\textbackslash{} Sīk-žigli teko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is </text:p>
          </table:table-cell>
          <table:table-cell office:value-type="string" calcext:value-type="string">
            <text:p><text:s/>MDSN </text:p>
          </table:table-cell>
          <table:table-cell office:value-type="string" calcext:value-type="string">
            <text:p><text:s/>Man sirds ir pilna mīlas\textbackslash{} Kā maija {\bf zaļais} ārs,\textbackslash{} Kā smaršas puteklīšu\textbackslash{} Pilns ziedošs ābeļdārz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i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Ko jūs vēl skumstat,\textbackslash{} Jūs jaunās dvēsles,\textbackslash{} Tik {\bf zaļi} sārtas?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aļo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os </text:p>
          </table:table-cell>
          <table:table-cell office:value-type="string" calcext:value-type="string">
            <text:p><text:s/>verb </text:p>
          </table:table-cell>
          <table:table-cell office:value-type="string" calcext:value-type="string">
            <text:p><text:s/>No dusmas mostas viss pasauls ārs,\textbackslash{} Drīz {\bf zaļos} zeme viens vienīgs dārz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Dies saulīte atkal trīskrāsaina:\textbackslash{} Drīz {\bf zila}, drīz zaļa, drīz sarkan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u </text:p>
          </table:table-cell>
          <table:table-cell office:value-type="string" calcext:value-type="string">
            <text:p><text:s/>FISA </text:p>
          </table:table-cell>
          <table:table-cell office:value-type="string" calcext:value-type="string">
            <text:p><text:s/>Un mīļā dzimtene guļ manā priekšā\textbackslash{} Kā plaši izplatīta balta sega,\textbackslash{} Ar {\bf zilu} jūras lentu apšūt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tēraud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ēraudzil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Pilī dzintarsienas,\textbackslash{} Zaļa vara grīda,\textbackslash{} Gliemežgriesti, sijas {\bf tēraudzilas}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gan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ganu </text:p>
          </table:table-cell>
          <table:table-cell office:value-type="string" calcext:value-type="string">
            <text:p><text:s/>FIPG </text:p>
          </table:table-cell>
          <table:table-cell office:value-type="string" calcext:value-type="string">
            <text:p><text:s/>Met {\bf zilganu} dzirksteļu mirgas\textbackslash{} Iz spēka pilnās sird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ās </text:p>
          </table:table-cell>
          <table:table-cell office:value-type="string" calcext:value-type="string">
            <text:p><text:s/>FDPN </text:p>
          </table:table-cell>
          <table:table-cell office:value-type="string" calcext:value-type="string">
            <text:p><text:s/>Pret mīksto miesu šļākstot sper kā lode,\textbackslash{} Visapkārt sprakstot {\bf zilās} pupas plī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Pus-pelēks un pus-tumši {\bf zils}\textbackslash{} Spīd ūdens pretī debess juma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-augst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-augstu </text:p>
          </table:table-cell>
          <table:table-cell office:value-type="string" calcext:value-type="string">
            <text:p><text:s/>MIPG </text:p>
          </table:table-cell>
          <table:table-cell office:value-type="string" calcext:value-type="string">
            <text:p><text:s/>{\bf Zil-augstu} kalnāju\textbackslash{} Sniegotā gultā\textbackslash{} Guldīju galvu,\textbackslash{} Lūkoju tālē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iem </text:p>
          </table:table-cell>
          <table:table-cell office:value-type="string" calcext:value-type="string">
            <text:p><text:s/>MIPD </text:p>
          </table:table-cell>
          <table:table-cell office:value-type="string" calcext:value-type="string">
            <text:p><text:s/>Bez gala upe sniecas\textbackslash{} Uz {\bf ziliem} kalnājiem.\textbackslash{} Tur debess pret zemi liecas\textbackslash{} Aiz mūžu tālum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iem </text:p>
          </table:table-cell>
          <table:table-cell office:value-type="string" calcext:value-type="string">
            <text:p><text:s/>MIPI </text:p>
          </table:table-cell>
          <table:table-cell office:value-type="string" calcext:value-type="string">
            <text:p><text:s/>Aiz tīreļiem, purviem un siliem,\textbackslash{} Guļ mana dzimtene diendusā\textbackslash{} Tā aizsegta debešiem {\bf ziliem}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-saulain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-saulainiem </text:p>
          </table:table-cell>
          <table:table-cell office:value-type="string" calcext:value-type="string">
            <text:p><text:s/>MIPI </text:p>
          </table:table-cell>
          <table:table-cell office:value-type="string" calcext:value-type="string">
            <text:p><text:s/>{\bf Zil-saulainiem} debešu palagiem\textbackslash{} Pret dvesmām un strāvām, un negais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os </text:p>
          </table:table-cell>
          <table:table-cell office:value-type="string" calcext:value-type="string">
            <text:p><text:s/>MIPL </text:p>
          </table:table-cell>
          <table:table-cell office:value-type="string" calcext:value-type="string">
            <text:p><text:s/>Cieti ieaudzis stāv viņš savā zemē,\textbackslash{} Lidot nejauzdams augstos, {\bf zilos} gaiso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ili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Tu, tāles plīvurs,\textbackslash{} {\bf Zili} blāvs,\textbackslash{} Jel paveries\textbackslash{} Šo brīd', šo brīd'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ī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īt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Lūk, {\bf zeltītas} lapas\textbackslash{} Trīs kalna bērzu\textbackslash{} Galotņu zaro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arkan-zeltain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arkan-zeltain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Kur iespiesties nespēj\textbackslash{} {\bf Sarkan-zeltainā}, karstā,\textbackslash{} Septiņkrāsainā pasauls saule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Sēd tā {\bf zelta} krēslā,\textbackslash{} Acis drūmi kvēlo,\textbackslash{} Sēd un vērpj; tai melnais suns pie kājā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Pāri upei mēness meta\textbackslash{} Tiltu {\bf zelta} stariem:\textbackslash{} Pārnākt sapņu gariem\textbackslash{} Miglai līdz iz tumšiem mež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Viz bāli zaļgans zaigums debess tālē,\textbackslash{} No saules rieta {\bf zelta} migla plū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Manu pilno {\bf zelta} matu\textbackslash{} Un ziedošo vaigu tām trūk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Tie vijas ap tevi un viļņo\textbackslash{} Kā kūpošs {\bf zelta} tvaik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Tie klust un klīst, un saplok,\textbackslash{} Viss {\bf zelta} mirdzums tum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Tā tērpta sarkani ar {\bf zelta} audiem,\textbackslash{} Smags zīda mētels tai pār pleciem čauk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Bez žēluma, bez pagātnes, bez vainas\textbackslash{} Tu skati priekšā {\bf zelta} rīta ain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s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Tev birzē ritēs rasas {\bf zelts},\textbackslash{} Man vecais slogs būs plecos velt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zelt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s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Aiz segas uguns, kurš tik verdošs dedzis,\textbackslash{} Kā matu {\bf zelts} līst šķiesnām iziri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purpurkvēls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urpurkvēls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Ir lepni nesalauzts, ap viņa vājām\textbackslash{} Un kuslām miesām skrandains {\bf purpurkvēls}?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Tālos mežos saule slīka:\textbackslash{} Rasa klāja zemes vaigu,\textbackslash{} {\bf Sārta} blāzma vaigā tvīk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Tīmekļa {\bf sārta}\textbackslash{} Ir mīlas dvēsele,\textbackslash{} Irst, tikko skārt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Ko jūs vēl skumstat,\textbackslash{} Jūs jaunās dvēsles,\textbackslash{} Tik zaļi {\bf sārtas}?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os </text:p>
          </table:table-cell>
          <table:table-cell office:value-type="string" calcext:value-type="string">
            <text:p><text:s/>MIPL </text:p>
          </table:table-cell>
          <table:table-cell office:value-type="string" calcext:value-type="string">
            <text:p><text:s/>Viņš savu dvēseli jums pretim nesa\textbackslash{} Kā rīta sauli {\bf sārtos} mākoņo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os </text:p>
          </table:table-cell>
          <table:table-cell office:value-type="string" calcext:value-type="string">
            <text:p><text:s/>MIPL </text:p>
          </table:table-cell>
          <table:table-cell office:value-type="string" calcext:value-type="string">
            <text:p><text:s/>Bet savu dvēseli viņš tālāk nesa\textbackslash{} Kā rīta sauli {\bf sārtos} mākoņo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ais </text:p>
          </table:table-cell>
          <table:table-cell office:value-type="string" calcext:value-type="string">
            <text:p><text:s/>MDSN </text:p>
          </table:table-cell>
          <table:table-cell office:value-type="string" calcext:value-type="string">
            <text:p><text:s/>Mans {\bf sārtais} ziediņš, mans vientulīts,\textbackslash{} Kas mīļā saulē plauci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ais </text:p>
          </table:table-cell>
          <table:table-cell office:value-type="string" calcext:value-type="string">
            <text:p><text:s/>MDSN </text:p>
          </table:table-cell>
          <table:table-cell office:value-type="string" calcext:value-type="string">
            <text:p><text:s/>Mans {\bf sārtais} ziediņš, starodams\textbackslash{} Tu saulīti sirdī man nes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otie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ojas </text:p>
          </table:table-cell>
          <table:table-cell office:value-type="string" calcext:value-type="string">
            <text:p><text:s/>verb </text:p>
          </table:table-cell>
          <table:table-cell office:value-type="string" calcext:value-type="string">
            <text:p><text:s/>Jūs esat skaistās lauka lilijas. -\textbackslash{} Kā viņas zied un {\bf sārtojas}!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otie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ojas </text:p>
          </table:table-cell>
          <table:table-cell office:value-type="string" calcext:value-type="string">
            <text:p><text:s/>verb </text:p>
          </table:table-cell>
          <table:table-cell office:value-type="string" calcext:value-type="string">
            <text:p><text:s/>Tu izplēt viņus smiedamās:\textbackslash{} Desmitstaraina austriņa {\bf sārtojas}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sārtotie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ojas </text:p>
          </table:table-cell>
          <table:table-cell office:value-type="string" calcext:value-type="string">
            <text:p><text:s/>verb </text:p>
          </table:table-cell>
          <table:table-cell office:value-type="string" calcext:value-type="string">
            <text:p><text:s/>Viss, ko tā teic, tiek tūdaļ izpildīts,\textbackslash{} Līdz zeme pārplūzdama {\bf sārtojas}\textbackslash{} Un asins atspīd debesīs kā blāzma.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Tā patiesa dzīve bez apsega:\textbackslash{} {\bf Pelēka}, netīra, pūstoš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Sen saule aug, sen gaisi silst,\textbackslash{} Sen marta ledus {\bf pelēks} dil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pus-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us-pelēk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{\bf Pus-pelēks} un pus-tumši zils\textbackslash{} Spīd ūdens pretī debess juma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NZV</text:p>
          </table:table-cell>
          <table:table-cell office:value-type="string" calcext:value-type="string">
            <text:p>pelēkzīd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zīd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Vēsmas drēbe\textbackslash{} {\bf Pelēkzīda},\textbackslash{} Miglas šūta;\textbackslash{}\textbackslash{} Pērļu smaga\textbackslash{} Vīle velkas,\textbackslash{} Liecas rūta\\[10px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ai </text:p>
          </table:table-cell>
          <table:table-cell office:value-type="string" calcext:value-type="string">
            <text:p><text:s/>FISD </text:p>
          </table:table-cell>
          <table:table-cell office:value-type="string" calcext:value-type="string">
            <text:p><text:s/>Rīti.\textbackslash{} {\bf Melnai} pusnaktij dzimušie bērni\textbackslash{} Iet no loga pie loga,\textbackslash{} Un Rīgai logu ir daudz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u </text:p>
          </table:table-cell>
          <table:table-cell office:value-type="string" calcext:value-type="string">
            <text:p><text:s/>FISA </text:p>
          </table:table-cell>
          <table:table-cell office:value-type="string" calcext:value-type="string">
            <text:p><text:s/>Un kāpēc man visu\textbackslash{} Pa {\bf melnu} nakti,\textbackslash{} Pa šautriem sapņiem\textbackslash{} Vajag izdomāt, izdomāt, izdomā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Un neatsedzas\textbackslash{} Ne trauks, no kā lej,\textbackslash{} Ne {\bf melnā} kapuce,\textbackslash{} Zem kuras slēpjas\textbackslash{} Tā draudīgā sej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o </text:p>
          </table:table-cell>
          <table:table-cell office:value-type="string" calcext:value-type="string">
            <text:p><text:s/>FDSA </text:p>
          </table:table-cell>
          <table:table-cell office:value-type="string" calcext:value-type="string">
            <text:p><text:s/>Kā sev no atmiņas un acīm izsviest\textbackslash{} To balto, sarmas mež\v{g}īņoto rītu\textbackslash{} Un {\bf melno} kara hospitāļa bedr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ās </text:p>
          </table:table-cell>
          <table:table-cell office:value-type="string" calcext:value-type="string">
            <text:p><text:s/>FDPN </text:p>
          </table:table-cell>
          <table:table-cell office:value-type="string" calcext:value-type="string">
            <text:p><text:s/>Jo bedrē bija sasviests juku jukām\textbackslash{} Gan asiņainas marles {\bf melnās} skrandas,\textbackslash{} Gan kaut kas sarkans, notraipīts ar brūn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Tad dienu baržas ---\textbackslash{} Smagi krautās baržas ---\textbackslash{} {\bf Melns}, miris ūdens\textbackslash{} Var tālāk ves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lnajiem </text:p>
          </table:table-cell>
          <table:table-cell office:value-type="string" calcext:value-type="string">
            <text:p><text:s/>MDPD </text:p>
          </table:table-cell>
          <table:table-cell office:value-type="string" calcext:value-type="string">
            <text:p><text:s/>Stiepjas vilcienu stigas\textbackslash{} Ar gulšņu {\bf melnajiem} taustiņiem,\textbackslash{} Stiepjas tālruņa vadu\textbackslash{} Tūkstoš vijoļu stīg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Tu teici,\textbackslash{} Ka paliksi {\bf balta}, ---\textbackslash{} Un dzīvosi\textbackslash{} Mirkl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u </text:p>
          </table:table-cell>
          <table:table-cell office:value-type="string" calcext:value-type="string">
            <text:p><text:s/>FISA </text:p>
          </table:table-cell>
          <table:table-cell office:value-type="string" calcext:value-type="string">
            <text:p><text:s/>Vai tu atceries vēl, kalēj,\textbackslash{} Večuku ar {\bf baltu} bārd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u </text:p>
          </table:table-cell>
          <table:table-cell office:value-type="string" calcext:value-type="string">
            <text:p><text:s/>FISA </text:p>
          </table:table-cell>
          <table:table-cell office:value-type="string" calcext:value-type="string">
            <text:p><text:s/>Es tevi iemīlēju\textbackslash{} Vasarā, redzēdams {\bf baltu}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Stāmerienas muižas liesmās\textbackslash{} {\bf Baltā} bārda rūsga svila\textbackslash{} Vēl no Piektā gada dūmiem\textbackslash{} Gadu pamale ir zil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Un tāpēc nāvei --- nē! Un salam --- nē!\textbackslash{} Lai {\bf baltā} nāves dvaša kūp no mut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o </text:p>
          </table:table-cell>
          <table:table-cell office:value-type="string" calcext:value-type="string">
            <text:p><text:s/>FDSA </text:p>
          </table:table-cell>
          <table:table-cell office:value-type="string" calcext:value-type="string">
            <text:p><text:s/>Bet bariņš zīlīšu jau metās bedrē\textbackslash{} Un sāka knābāt tieši {\bf balto} kāj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o </text:p>
          </table:table-cell>
          <table:table-cell office:value-type="string" calcext:value-type="string">
            <text:p><text:s/>FDSA </text:p>
          </table:table-cell>
          <table:table-cell office:value-type="string" calcext:value-type="string">
            <text:p><text:s/>Nenomest ziemas glābjošo\textbackslash{} {\bf Balto} spalvu\textbackslash{} Un nekļūt ruda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DSV </text:p>
          </table:table-cell>
          <table:table-cell office:value-type="string" calcext:value-type="string">
            <text:p><text:s/>{\bf Baltā} māt, veļu māt,\textbackslash{} Mazgā baltu paladziņu\textbackslash{} Jau ganās mani zirgi\textbackslash{} Viņas saules pļaviņā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DSV </text:p>
          </table:table-cell>
          <table:table-cell office:value-type="string" calcext:value-type="string">
            <text:p><text:s/>{\bf Baltā} māt, veļu māt,\textbackslash{} Ņem mani savā daļā,\textbackslash{} Tur jau īd manas govis\textbackslash{} Neganītas, neizslaukt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DSV </text:p>
          </table:table-cell>
          <table:table-cell office:value-type="string" calcext:value-type="string">
            <text:p><text:s/>{\bf Baltā} māt, veļu māt,\textbackslash{} Aizver man acu vārtus,\textbackslash{} Kad atnācu, tad atvēru,\textbackslash{} Nu ir reize aizdarī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DSV </text:p>
          </table:table-cell>
          <table:table-cell office:value-type="string" calcext:value-type="string">
            <text:p><text:s/>Mana {\bf baltā} un mierīgā māt,\textbackslash{} Es tev zilganu asteri atnesu.\textbackslash{} Ir pie Kalnciema lielceļa dārz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ā </text:p>
          </table:table-cell>
          <table:table-cell office:value-type="string" calcext:value-type="string">
            <text:p><text:s/>FDSV </text:p>
          </table:table-cell>
          <table:table-cell office:value-type="string" calcext:value-type="string">
            <text:p><text:s/>Mana {\bf baltā} un mierīgā māt,\textbackslash{} Drīz jau leduspuķes vien ziedēs te,\textbackslash{} Es tās ņemšu un nesīšu tev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u </text:p>
          </table:table-cell>
          <table:table-cell office:value-type="string" calcext:value-type="string">
            <text:p><text:s/>MISA </text:p>
          </table:table-cell>
          <table:table-cell office:value-type="string" calcext:value-type="string">
            <text:p><text:s/>Baltā māt, veļu māt,\textbackslash{} Mazgā {\bf baltu} paladziņu\textbackslash{} Jau ganās mani zirgi\textbackslash{} Viņas saules pļaviņā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Drīz būs zili, zili ūdeņi,\textbackslash{} Drīz būs {\bf balti}, {\bf balti} pūpoli,\textbackslash{} Drīz es beigšu sevi mierinā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Rūciet, kamēr vēl nav zili ūdeņi,\textbackslash{} Rūciet, kamēr vēl nav {\bf balti} pūpol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u </text:p>
          </table:table-cell>
          <table:table-cell office:value-type="string" calcext:value-type="string">
            <text:p><text:s/>MIPG </text:p>
          </table:table-cell>
          <table:table-cell office:value-type="string" calcext:value-type="string">
            <text:p><text:s/>Gaujas balss ilgi meklēts un saukts,\textbackslash{} {\bf Baltu} mākoņu kupenās jaukts,\textbackslash{} Ziedu sildīts un viesuļu nest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em </text:p>
          </table:table-cell>
          <table:table-cell office:value-type="string" calcext:value-type="string">
            <text:p><text:s/>MIPD </text:p>
          </table:table-cell>
          <table:table-cell office:value-type="string" calcext:value-type="string">
            <text:p><text:s/>Ceļi kūp.\textbackslash{} Ar {\bf baltiem}, {\bf baltiem} dūmiem ceļi kūp.\textbackslash{} Uz galda ceļamaizes rieciens drūp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o </text:p>
          </table:table-cell>
          <table:table-cell office:value-type="string" calcext:value-type="string">
            <text:p><text:s/>MDSA </text:p>
          </table:table-cell>
          <table:table-cell office:value-type="string" calcext:value-type="string">
            <text:p><text:s/>Kā sev no atmiņas un acīm izsviest\textbackslash{} To {\bf balto}, sarmas mež\v{g}īņoto rītu\textbackslash{} Un melno kara hospitāļa bedr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sbaltāko </text:p>
          </table:table-cell>
          <table:table-cell office:value-type="string" calcext:value-type="string">
            <text:p><text:s/>MDSA </text:p>
          </table:table-cell>
          <table:table-cell office:value-type="string" calcext:value-type="string">
            <text:p><text:s/>Pāri man\textbackslash{} Ar {\bf visbaltāko} baltumu\textbackslash{} Debess jūra\textbackslash{} Savas bangotnes putotos mākoņus n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ais </text:p>
          </table:table-cell>
          <table:table-cell office:value-type="string" calcext:value-type="string">
            <text:p><text:s/>MDSV </text:p>
          </table:table-cell>
          <table:table-cell office:value-type="string" calcext:value-type="string">
            <text:p><text:s/>Es tev piegāju klāt,\textbackslash{} {\bf Baltais} brīnum,\textbackslash{} Un redzēju,\textbackslash{} Ka bises tu esi saskaitījus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e </text:p>
          </table:table-cell>
          <table:table-cell office:value-type="string" calcext:value-type="string">
            <text:p><text:s/>MDPN </text:p>
          </table:table-cell>
          <table:table-cell office:value-type="string" calcext:value-type="string">
            <text:p><text:s/>Tikai pēc tam lietus varēja līt vai nelīt ---\textbackslash{} Mani interesēja tikai zibeņu {\bf baltie} rakst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ie </text:p>
          </table:table-cell>
          <table:table-cell office:value-type="string" calcext:value-type="string">
            <text:p><text:s/>MDPN </text:p>
          </table:table-cell>
          <table:table-cell office:value-type="string" calcext:value-type="string">
            <text:p><text:s/>Pland matu {\bf baltie} lini,\textbackslash{} Iet meitene iekš mini\textbackslash{} Un modri skatās apkār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um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ums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Bet vectēvam pašam\textbackslash{} Gar deniņiem {\bf baltums}\textbackslash{} Un rokas uz spieķa\textbackslash{} Kā puķes pēc saln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altum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tumu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Pāri man\textbackslash{} Ar visbaltāko {\bf baltumu}\textbackslash{} Debess jūra\textbackslash{} Savas bangotnes putotos mākoņus n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ai </text:p>
          </table:table-cell>
          <table:table-cell office:value-type="string" calcext:value-type="string">
            <text:p><text:s/>FISD </text:p>
          </table:table-cell>
          <table:table-cell office:value-type="string" calcext:value-type="string">
            <text:p><text:s/>Un nekas, ja jūs saskrambās zari,\textbackslash{} Nolīs pa {\bf sarkanai} lāsei...\textbackslash{} Toties jūs zināsi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u </text:p>
          </table:table-cell>
          <table:table-cell office:value-type="string" calcext:value-type="string">
            <text:p><text:s/>FISA </text:p>
          </table:table-cell>
          <table:table-cell office:value-type="string" calcext:value-type="string">
            <text:p><text:s/>Ja manam vectēvam būtu pietrūcis\textbackslash{} Tavu\textbackslash{} Ar {\bf sarkanu} uguni degošu skal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ām </text:p>
          </table:table-cell>
          <table:table-cell office:value-type="string" calcext:value-type="string">
            <text:p><text:s/>FIPD </text:p>
          </table:table-cell>
          <table:table-cell office:value-type="string" calcext:value-type="string">
            <text:p><text:s/>Kad uzspīdēs saule,\textbackslash{} Asaras nožūs\textbackslash{} No bērzu zeltaini smalkām\textbackslash{} Un apšu {\bf sarkanām} notī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ām </text:p>
          </table:table-cell>
          <table:table-cell office:value-type="string" calcext:value-type="string">
            <text:p><text:s/>FIPD </text:p>
          </table:table-cell>
          <table:table-cell office:value-type="string" calcext:value-type="string">
            <text:p><text:s/>Pāri sirds malām kūsās ---\textbackslash{} Un uz tepiķa gulēs\textbackslash{} Runcis ar {\bf sarkanām} ūsā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Gan kaut kas {\bf sarkans}, notraipīts ar brūnu,\textbackslash{} Gan brūns ar sarkanu. Un viena kāj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u </text:p>
          </table:table-cell>
          <table:table-cell office:value-type="string" calcext:value-type="string">
            <text:p><text:s/>MISA </text:p>
          </table:table-cell>
          <table:table-cell office:value-type="string" calcext:value-type="string">
            <text:p><text:s/>Gan kaut kas sarkans, notraipīts ar brūnu,\textbackslash{} Gan brūns ar {\bf sarkanu}. Un viena kāj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ie </text:p>
          </table:table-cell>
          <table:table-cell office:value-type="string" calcext:value-type="string">
            <text:p><text:s/>MDPN </text:p>
          </table:table-cell>
          <table:table-cell office:value-type="string" calcext:value-type="string">
            <text:p><text:s/>Kuras stacijām jāpieņem\textbackslash{} Straujie un {\bf sarkanie} asiņu vilcien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ani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an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Liku tā kā pie nepazīstama suņa purna,\textbackslash{} Kā pie {\bf sarkani} sakurinātas plīt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ark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rkstiet </text:p>
          </table:table-cell>
          <table:table-cell office:value-type="string" calcext:value-type="string">
            <text:p><text:s/>verb </text:p>
          </table:table-cell>
          <table:table-cell office:value-type="string" calcext:value-type="string">
            <text:p><text:s/>{\bf Sarkstiet},\textbackslash{} Lai zin, kādā krāsā\textbackslash{} Pēc tam\textbackslash{} Degt jūsu mājā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s </text:p>
          </table:table-cell>
          <table:table-cell office:value-type="string" calcext:value-type="string">
            <text:p><text:s/>FISG </text:p>
          </table:table-cell>
          <table:table-cell office:value-type="string" calcext:value-type="string">
            <text:p><text:s/>Te beidzās viena no ieliņām,\textbackslash{} Un te es atradu šķiltavas\textbackslash{} No {\bf zaļas} <text:s/>čaulīt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tumš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umšzaļas </text:p>
          </table:table-cell>
          <table:table-cell office:value-type="string" calcext:value-type="string">
            <text:p><text:s/>FISG </text:p>
          </table:table-cell>
          <table:table-cell office:value-type="string" calcext:value-type="string">
            <text:p><text:s/>Šajos ceriņos rīt ziedi būs ---\textbackslash{} Mēļas liesmas no {\bf tumšzaļas} pekl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Paskaties palmā pār viņiem ---\textbackslash{} Palmas lapas kā {\bf zaļas} rokas ar izplestiem pirkst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ās </text:p>
          </table:table-cell>
          <table:table-cell office:value-type="string" calcext:value-type="string">
            <text:p><text:s/>FIPL </text:p>
          </table:table-cell>
          <table:table-cell office:value-type="string" calcext:value-type="string">
            <text:p><text:s/>Un es šūpojos šinīs bizēs,\textbackslash{} Gan tumšās un {\bf zaļās}, gan ziedošās un sirmā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ajā </text:p>
          </table:table-cell>
          <table:table-cell office:value-type="string" calcext:value-type="string">
            <text:p><text:s/>FDSL </text:p>
          </table:table-cell>
          <table:table-cell office:value-type="string" calcext:value-type="string">
            <text:p><text:s/>Pēc tam bija krusa.\textbackslash{} Tā krita patvertnes uzbēruma {\bf zaļajā} zālē,\textbackslash{} Ripoja lejup pa Doma zaļgano jumt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gan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ga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Un, ka vasarā birzī no četrām pusēm\textbackslash{} Mūs sargāja {\bf zaļgans} un caurspīdīgs aizkars,\textbackslash{} Atceri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š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Un pirmā latviešu elektrība,\textbackslash{} Un {\bf zaļi} mati\textbackslash{} Uz kāpu skaust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gan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gan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Tad iešalcas meža skaņa,\textbackslash{} Pa gravām kāpelē\textbackslash{} {\bf Zaļgani} paegļu vīriņ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gan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ganais </text:p>
          </table:table-cell>
          <table:table-cell office:value-type="string" calcext:value-type="string">
            <text:p><text:s/>MDSN </text:p>
          </table:table-cell>
          <table:table-cell office:value-type="string" calcext:value-type="string">
            <text:p><text:s/>Baznīcu torņu {\bf zaļganais} pelējums\textbackslash{} Un jauno kvartālu\textbackslash{} Augšanas untum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gan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gano </text:p>
          </table:table-cell>
          <table:table-cell office:value-type="string" calcext:value-type="string">
            <text:p><text:s/>MDSA </text:p>
          </table:table-cell>
          <table:table-cell office:value-type="string" calcext:value-type="string">
            <text:p><text:s/>Pēc tam bija krusa.\textbackslash{} Tā krita patvertnes uzbēruma {\bf zaļajā} zālē,\textbackslash{} Ripoja lejup pa Doma {\bf zaļgano} jumt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aļgan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zaļgano </text:p>
          </table:table-cell>
          <table:table-cell office:value-type="string" calcext:value-type="string">
            <text:p><text:s/>MDSA </text:p>
          </table:table-cell>
          <table:table-cell office:value-type="string" calcext:value-type="string">
            <text:p><text:s/>Mašīnu jūklis.\textbackslash{} Reklāmas uguns.\textbackslash{} Taksometru pietura.\textbackslash{} Tas ar pelēko, tas ar {\bf zaļgano} mētel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apzaļo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pzaļojuša </text:p>
          </table:table-cell>
          <table:table-cell office:value-type="string" calcext:value-type="string">
            <text:p><text:s/>part </text:p>
          </table:table-cell>
          <table:table-cell office:value-type="string" calcext:value-type="string">
            <text:p><text:s/>Nenosēdēt\textbackslash{} Pat uz paša mīkstākā\textbackslash{} Ar sūnu {\bf apzaļojuša} akmen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Stāmerienas muižas liesmās\textbackslash{} Baltā bārda rūsga svila,\textbackslash{} Vēl no Piektā gada dūmiem\textbackslash{} Gadu pamale ir {\bf zila}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Jo lāse ir viršu {\bf zila}.\textbackslash{} Aiz prieka par sauli\textbackslash{} Tos vēji ir sajaukuš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Kur tikko redzami pulsē\textbackslash{} {\bf Zila} bērnība tava,\textbackslash{} Sārta jaunība tava\textbackslash{} Un zils vakars tav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Tikai āboli krīt\textbackslash{} Rudens rasainā zālē.\textbackslash{} Rasa {\bf zila} kā tāle,\textbackslash{} Kurp tu aizbrauksi rī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u </text:p>
          </table:table-cell>
          <table:table-cell office:value-type="string" calcext:value-type="string">
            <text:p><text:s/>FISA </text:p>
          </table:table-cell>
          <table:table-cell office:value-type="string" calcext:value-type="string">
            <text:p><text:s/>{\bf Zilu} velvi pār galvu es esmu saņēmis,\textbackslash{} Steigā dunošu zemi\textbackslash{} Tēvs un vectēvs zem kājām man nolici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gan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ganu </text:p>
          </table:table-cell>
          <table:table-cell office:value-type="string" calcext:value-type="string">
            <text:p><text:s/>FISA </text:p>
          </table:table-cell>
          <table:table-cell office:value-type="string" calcext:value-type="string">
            <text:p><text:s/>Mana baltā un mierīgā māt,\textbackslash{} Es tev {\bf zilganu} asteri atnesu.\textbackslash{} Ir pie Kalnciema lielceļa dārz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ā </text:p>
          </table:table-cell>
          <table:table-cell office:value-type="string" calcext:value-type="string">
            <text:p><text:s/>FISL </text:p>
          </table:table-cell>
          <table:table-cell office:value-type="string" calcext:value-type="string">
            <text:p><text:s/>Kvēlos liesmā un plaiksnīsies sārts\textbackslash{} {\bf Zilā} debesu sejā mums pār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u </text:p>
          </table:table-cell>
          <table:table-cell office:value-type="string" calcext:value-type="string">
            <text:p><text:s/>FIPG </text:p>
          </table:table-cell>
          <table:table-cell office:value-type="string" calcext:value-type="string">
            <text:p><text:s/>Nakti, kurā it kā miljons mieru,\textbackslash{} Miljons {\bf zilu} zvaigžņu pārī spīd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gan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ganu </text:p>
          </table:table-cell>
          <table:table-cell office:value-type="string" calcext:value-type="string">
            <text:p><text:s/>FIPG </text:p>
          </table:table-cell>
          <table:table-cell office:value-type="string" calcext:value-type="string">
            <text:p><text:s/>Es neprotot laist ziepju burbuļu krāsainās domas pie kafijas tases un {\bf zilganu} actiņu bezdibens tukšumā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acain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acaino </text:p>
          </table:table-cell>
          <table:table-cell office:value-type="string" calcext:value-type="string">
            <text:p><text:s/>FDSA </text:p>
          </table:table-cell>
          <table:table-cell office:value-type="string" calcext:value-type="string">
            <text:p><text:s/>Un skaisto, {\bf zilacaino} netikli rudzupuķi,\textbackslash{} Uz kuru rudeņos visas vārpas sāk skatīties,\textbackslash{} Atceri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ās </text:p>
          </table:table-cell>
          <table:table-cell office:value-type="string" calcext:value-type="string">
            <text:p><text:s/>FDPN </text:p>
          </table:table-cell>
          <table:table-cell office:value-type="string" calcext:value-type="string">
            <text:p><text:s/>Paegļu {\bf zilās},\textbackslash{} Apsūbējušās ogas,\textbackslash{} Kaut arī tās\textbackslash{} Ne reizi nav runājušās ar zemenē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Krūtīs sāpēs kāds aromāts {\bf zils},\textbackslash{} Un viens atlidos, un otrs atbrauk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Kur tikko redzami pulsē\textbackslash{} Zila bērnība tava,\textbackslash{} Sārta jaunība tava\textbackslash{} Un {\bf zils} vakars tav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Drīz būs {\bf zili}, {\bf zili} ūdeņi,\textbackslash{} Drīz būs balti, balti pūpoli\textbackslash{} Drīz es beigšu sevi mierināt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Rūciet, kamēr vēl nav {\bf zili} ūdeņi,\textbackslash{} Rūciet, kamēr vēl nav balti pūpol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Kas par miežiem!\textbackslash{} Mieži --- tie ir tur ---\textbackslash{} Aiz tiem zilgiem torņiem\textbackslash{} {\bf Zili} mež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iem </text:p>
          </table:table-cell>
          <table:table-cell office:value-type="string" calcext:value-type="string">
            <text:p><text:s/>MIPD </text:p>
          </table:table-cell>
          <table:table-cell office:value-type="string" calcext:value-type="string">
            <text:p><text:s/>Aiz tiem {\bf ziliem} mežiem\textbackslash{} Tāli lauki,\textbackslash{} Tur, tur --- akotu pie akota\textbackslash{} Iļ\v{g}uciema alus mieži aug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g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giem </text:p>
          </table:table-cell>
          <table:table-cell office:value-type="string" calcext:value-type="string">
            <text:p><text:s/>MIPD </text:p>
          </table:table-cell>
          <table:table-cell office:value-type="string" calcext:value-type="string">
            <text:p><text:s/>Kas par miežiem!\textbackslash{} Mieži --- tie ir tur ---\textbackslash{} Aiz tiem {\bf zilgiem} torņiem\textbackslash{} Zili mež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ais </text:p>
          </table:table-cell>
          <table:table-cell office:value-type="string" calcext:value-type="string">
            <text:p><text:s/>MDSN </text:p>
          </table:table-cell>
          <table:table-cell office:value-type="string" calcext:value-type="string">
            <text:p><text:s/>Jauno dienu {\bf zilais} asmens nodila.\textbackslash{} Večuks tirgojās ar cirvja kāt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ilums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ziluma </text:p>
          </table:table-cell>
          <table:table-cell office:value-type="string" calcext:value-type="string">
            <text:p><text:s/>noun </text:p>
          </table:table-cell>
          <table:table-cell office:value-type="string" calcext:value-type="string">
            <text:p><text:s/>Krītiet, mani bērni,\textbackslash{} Es papūtīšu uz {\bf ziluma} ---\textbackslash{} Tā nav nemaz tik briesmīga krās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rūsg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ūsg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Stāmerienas muižas liesmās\textbackslash{} Baltā bārda {\bf rūsga} svila,\textbackslash{} Vēl no Piektā gada dūmiem\textbackslash{} Gadu pamale ir zil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rud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udai </text:p>
          </table:table-cell>
          <table:table-cell office:value-type="string" calcext:value-type="string">
            <text:p><text:s/>FISD </text:p>
          </table:table-cell>
          <table:table-cell office:value-type="string" calcext:value-type="string">
            <text:p><text:s/>Nenomest ziemas glābjošo\textbackslash{} Balto spalvu\textbackslash{} Un nekļūt {\bf rudai}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rud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udā </text:p>
          </table:table-cell>
          <table:table-cell office:value-type="string" calcext:value-type="string">
            <text:p><text:s/>FDSN </text:p>
          </table:table-cell>
          <table:table-cell office:value-type="string" calcext:value-type="string">
            <text:p><text:s/>Viņš nomirs, jo liesmā {\bf rudā}\textbackslash{} Jauns sprādziens ar zemi to sakausē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dzelten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zelten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Vai tev ir viena {\bf dzeltena} lapu kaudze\textbackslash{} Priekš diviem blandoņā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dzelten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zeltenas </text:p>
          </table:table-cell>
          <table:table-cell office:value-type="string" calcext:value-type="string">
            <text:p><text:s/>FISG </text:p>
          </table:table-cell>
          <table:table-cell office:value-type="string" calcext:value-type="string">
            <text:p><text:s/>Bet ne velti pats gadsimts\textbackslash{} Kliedz pēc māla un koka\textbackslash{} Un pēc vienas {\bf dzeltenas}\textbackslash{} Bērzu ataudze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dzelten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zeltenas </text:p>
          </table:table-cell>
          <table:table-cell office:value-type="string" calcext:value-type="string">
            <text:p><text:s/>FIPA </text:p>
          </table:table-cell>
          <table:table-cell office:value-type="string" calcext:value-type="string">
            <text:p><text:s/>Šķir vēsture vecas {\bf dzeltenas} lapas\textbackslash{} Un ierauga\textbackslash{} Kardinālu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dzeltenīg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zeltenīg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Bet tagad līst lietus.\textbackslash{} Līst {\bf dzeltenīgs} lieplapu lietus.\textbackslash{} Par ko tu domā\textbackslash{} Šai pelēkā, pelēkā lietū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dzelten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zeltenu </text:p>
          </table:table-cell>
          <table:table-cell office:value-type="string" calcext:value-type="string">
            <text:p><text:s/>MIPG </text:p>
          </table:table-cell>
          <table:table-cell office:value-type="string" calcext:value-type="string">
            <text:p><text:s/>{\bf Dzeltenu} kļavziedu pilni mati,\textbackslash{} Un bites pinas kā trakas,\textbackslash{} Un pirmie negaisi danco apkārt\textbackslash{} Kā līgava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zeltaini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zeltain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Kad uzspīdēs saule,\textbackslash{} Asaras nožūs\textbackslash{} No bērzu {\bf zeltaini} smalkām\textbackslash{} Un apšu sarkanām notī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sārts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ārta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Kur tikko redzami pulsē\textbackslash{} Zila bērnība tava,\textbackslash{} {\bf Sārta} jaunība tava\textbackslash{} Un zils vakars tav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rozā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rozā </text:p>
          </table:table-cell>
          <table:table-cell office:value-type="string" calcext:value-type="string">
            <text:p><text:s/>FISN </text:p>
          </table:table-cell>
          <table:table-cell office:value-type="string" calcext:value-type="string">
            <text:p><text:s/>Tā nav nemaz tik briesmīga krāsa.\textbackslash{} Briesmīga ir tā {\bf rozā}\textbackslash{} Uz taukiem purn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rūn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ūn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Gan kaut kas sarkans, notraipīts ar brūnu,\textbackslash{} Gan {\bf brūns} ar sarkanu. Un viena kāj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rūn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ūnu </text:p>
          </table:table-cell>
          <table:table-cell office:value-type="string" calcext:value-type="string">
            <text:p><text:s/>MISA </text:p>
          </table:table-cell>
          <table:table-cell office:value-type="string" calcext:value-type="string">
            <text:p><text:s/>Tos ķeizarkroņus,\textbackslash{} Kurus es ostīju kādreiz\textbackslash{} Un nosmērēju sev degunu {\bf brūnu}\textbackslash{} Ar putekšņ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rūn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ūnu </text:p>
          </table:table-cell>
          <table:table-cell office:value-type="string" calcext:value-type="string">
            <text:p><text:s/>MISA </text:p>
          </table:table-cell>
          <table:table-cell office:value-type="string" calcext:value-type="string">
            <text:p><text:s/>Gan kaut kas sarkans, notraipīts ar {\bf brūnu},\textbackslash{} Gan brūns ar sarkanu. Un viena kāj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rūn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ūnu </text:p>
          </table:table-cell>
          <table:table-cell office:value-type="string" calcext:value-type="string">
            <text:p><text:s/>MISA </text:p>
          </table:table-cell>
          <table:table-cell office:value-type="string" calcext:value-type="string">
            <text:p><text:s/>Mirguļo kupenas,\textbackslash{} Un upēs ir daudz ūdens.\textbackslash{} Lieli ku\v{g}i var peldēt\textbackslash{} Pa tādu dziļu un {\bf brūnu} ūden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brūni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rūni </text:p>
          </table:table-cell>
          <table:table-cell office:value-type="string" calcext:value-type="string">
            <text:p><text:s/>adv </text:p>
          </table:table-cell>
          <table:table-cell office:value-type="string" calcext:value-type="string">
            <text:p><text:s/>Džimlairūdi, puto {\bf brūni}\textbackslash{} Sveša alus stops,\textbackslash{} Spārdās svešas zemes šķūnī\textbackslash{} Svešas zemes lop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as </text:p>
          </table:table-cell>
          <table:table-cell office:value-type="string" calcext:value-type="string">
            <text:p><text:s/>FIPN </text:p>
          </table:table-cell>
          <table:table-cell office:value-type="string" calcext:value-type="string">
            <text:p><text:s/>Es redzēju, kā krita dzērves,\textbackslash{} Kā sniga līdz pašam tālākam mežam\textbackslash{} {\bf Pelēkas} pārsla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u </text:p>
          </table:table-cell>
          <table:table-cell office:value-type="string" calcext:value-type="string">
            <text:p><text:s/>FIPG </text:p>
          </table:table-cell>
          <table:table-cell office:value-type="string" calcext:value-type="string">
            <text:p><text:s/>Ap manu bērnību apkārt ir apkritis\textbackslash{} {\bf Pelēku} lapu pelēks laprkiti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ās </text:p>
          </table:table-cell>
          <table:table-cell office:value-type="string" calcext:value-type="string">
            <text:p><text:s/>FDSG </text:p>
          </table:table-cell>
          <table:table-cell office:value-type="string" calcext:value-type="string">
            <text:p><text:s/>Atbalss, bet paskaties apkārt,\textbackslash{} Vai tu redzi {\bf pelēkās} ikdienas pīķus,\textbackslash{} Ikdienas rūpju trulos asmeņu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ās </text:p>
          </table:table-cell>
          <table:table-cell office:value-type="string" calcext:value-type="string">
            <text:p><text:s/>FDPN </text:p>
          </table:table-cell>
          <table:table-cell office:value-type="string" calcext:value-type="string">
            <text:p><text:s/>Pār visiem, kas krita,\textbackslash{} Dzērvju {\bf pelēkās} spalvas krit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Ap manu bērnību apkārt ir apkritis\textbackslash{} Pelēku lapu {\bf pelēks} laprkiti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Katrā solī, ko tālāk tu liec,\textbackslash{} {\bf Pelēks}, silts, samīts zaķītis kliedz.\textbackslash{} Tā jau nav kāda varena balss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s </text:p>
          </table:table-cell>
          <table:table-cell office:value-type="string" calcext:value-type="string">
            <text:p><text:s/>MISN </text:p>
          </table:table-cell>
          <table:table-cell office:value-type="string" calcext:value-type="string">
            <text:p><text:s/>Bet tikai, uz darbu ejot,\textbackslash{} Vēss, {\bf pelēks} vējš,\textbackslash{} Spuldžu zvaigznes\textbackslash{} Un kvartālu dzirkstošie mākoņi\textbackslash{} Man palīdzēja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ā </text:p>
          </table:table-cell>
          <table:table-cell office:value-type="string" calcext:value-type="string">
            <text:p><text:s/>MISL </text:p>
          </table:table-cell>
          <table:table-cell office:value-type="string" calcext:value-type="string">
            <text:p><text:s/>Ko tu domā šai {\bf pelēkā}, {\bf pelēkā} lietū,\textbackslash{} Mana dzimtā un bezgala tālā puse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ā </text:p>
          </table:table-cell>
          <table:table-cell office:value-type="string" calcext:value-type="string">
            <text:p><text:s/>MISL </text:p>
          </table:table-cell>
          <table:table-cell office:value-type="string" calcext:value-type="string">
            <text:p><text:s/>Manai dzimtajai pusei\textbackslash{} {\bf Pelēkā} lietū ir aukst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ā </text:p>
          </table:table-cell>
          <table:table-cell office:value-type="string" calcext:value-type="string">
            <text:p><text:s/>MISL </text:p>
          </table:table-cell>
          <table:table-cell office:value-type="string" calcext:value-type="string">
            <text:p><text:s/>Bet tagad līst lietus.\textbackslash{} Līst dzeltenīgs lieplapu lietus.\textbackslash{} Par ko tu domā\textbackslash{} Šai {\bf pelēkā}, {\bf pelēkā} lietū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i </text:p>
          </table:table-cell>
          <table:table-cell office:value-type="string" calcext:value-type="string">
            <text:p><text:s/>MIPN </text:p>
          </table:table-cell>
          <table:table-cell office:value-type="string" calcext:value-type="string">
            <text:p><text:s/>Pār krūmu, kurš mani slēpa,\textbackslash{} Krita {\bf pelēki} sniegi,\textbackslash{} Pār vāgūzi krita,\textbackslash{} Pār kaķa raibajiem sān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o </text:p>
          </table:table-cell>
          <table:table-cell office:value-type="string" calcext:value-type="string">
            <text:p><text:s/>MDSA </text:p>
          </table:table-cell>
          <table:table-cell office:value-type="string" calcext:value-type="string">
            <text:p><text:s/>Mašīnu jūklis.\textbackslash{} Reklāmas uguns.\textbackslash{} Taksometru pietura.\textbackslash{} Tas ar {\bf pelēko}, tas ar zaļgano mēteli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pelēks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pelēko </text:p>
          </table:table-cell>
          <table:table-cell office:value-type="string" calcext:value-type="string">
            <text:p><text:s/>MDSA </text:p>
          </table:table-cell>
          <table:table-cell office:value-type="string" calcext:value-type="string">
            <text:p><text:s/>Es pats redzēju,\textbackslash{} Kā tu baroji\textbackslash{} Tur to {\bf pelēko} kaķi,\textbackslash{} Kas pieder visiem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raibs</text:p>
          </table:table-cell>
          <table:table-cell office:value-type="string" calcext:value-type="string">
            <text:p>multicolored</text:p>
          </table:table-cell>
          <table:table-cell office:value-type="string" calcext:value-type="string">
            <text:p>raibā </text:p>
          </table:table-cell>
          <table:table-cell office:value-type="string" calcext:value-type="string">
            <text:p><text:s/>FISL </text:p>
          </table:table-cell>
          <table:table-cell office:value-type="string" calcext:value-type="string">
            <text:p><text:s/>Es ķeros koku zaros\textbackslash{} Un {\bf raibā} šlipsē karos,\textbackslash{} Un izveļos no gultas,\textbackslash{} Un tūlīt mostos ar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raibs</text:p>
          </table:table-cell>
          <table:table-cell office:value-type="string" calcext:value-type="string">
            <text:p>multicolored</text:p>
          </table:table-cell>
          <table:table-cell office:value-type="string" calcext:value-type="string">
            <text:p>raibajā </text:p>
          </table:table-cell>
          <table:table-cell office:value-type="string" calcext:value-type="string">
            <text:p><text:s/>FDSL </text:p>
          </table:table-cell>
          <table:table-cell office:value-type="string" calcext:value-type="string">
            <text:p><text:s/>Lai blakus karājošies\textbackslash{} Ar mīlīgu smaidu\textbackslash{} Neietriec dunci tā {\bf raibajā} mugurā\\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zL</text:p>
          </table:table-cell>
          <table:table-cell office:value-type="string" calcext:value-type="string">
            <text:p>raibs</text:p>
          </table:table-cell>
          <table:table-cell office:value-type="string" calcext:value-type="string">
            <text:p>multicolored</text:p>
          </table:table-cell>
          <table:table-cell office:value-type="string" calcext:value-type="string">
            <text:p>raibajiem </text:p>
          </table:table-cell>
          <table:table-cell office:value-type="string" calcext:value-type="string">
            <text:p><text:s/>MDPD </text:p>
          </table:table-cell>
          <table:table-cell office:value-type="string" calcext:value-type="string">
            <text:p><text:s/>Pār vāgūzi krita,\textbackslash{} Pār kaķa {\bf raibajiem} sāniem,\textbackslash{} Pār visiem, kas krita\\[10px]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02:47:03.088000000</meta:creation-date>
    <dc:date>2016-10-30T03:16:16.683000000</dc:date>
    <meta:editing-duration>PT8M42S</meta:editing-duration>
    <meta:editing-cycles>2</meta:editing-cycles>
    <meta:generator>LibreOffice/5.1.1.3$Windows_x86 LibreOffice_project/89f508ef3ecebd2cfb8e1def0f0ba9a803b88a6d</meta:generator>
    <meta:document-statistic meta:table-count="1" meta:cell-count="1134" meta:object-count="0"/>
  </office:meta>
</office:document-meta>
</file>